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a868d" officeooo:paragraph-rsid="000a868d" style:font-weight-asian="bold" style:font-weight-complex="bold"/>
    </style:style>
    <style:style style:name="P3" style:family="paragraph" style:parent-style-name="Standard">
      <style:text-properties fo:font-weight="bold" officeooo:rsid="0009b8a9" officeooo:paragraph-rsid="0009b8a9" style:font-weight-asian="bold" style:font-weight-complex="bold"/>
    </style:style>
    <style:style style:name="P4" style:family="paragraph" style:parent-style-name="Standard">
      <style:text-properties fo:font-weight="bold" officeooo:rsid="000b2418" officeooo:paragraph-rsid="000b2418" style:font-weight-asian="bold" style:font-weight-complex="bold"/>
    </style:style>
    <style:style style:name="P5" style:family="paragraph" style:parent-style-name="Standard">
      <style:text-properties fo:font-weight="bold" officeooo:rsid="000bf1b8" officeooo:paragraph-rsid="000bf1b8" style:font-weight-asian="bold" style:font-weight-complex="bold"/>
    </style:style>
    <style:style style:name="P6" style:family="paragraph" style:parent-style-name="Standard">
      <style:text-properties fo:font-weight="normal" officeooo:rsid="000a868d" officeooo:paragraph-rsid="000a868d" style:font-weight-asian="normal" style:font-weight-complex="normal"/>
    </style:style>
    <style:style style:name="P7" style:family="paragraph" style:parent-style-name="Standard">
      <style:text-properties fo:font-weight="normal" officeooo:rsid="000bf1b8" officeooo:paragraph-rsid="000bf1b8" style:font-weight-asian="normal" style:font-weight-complex="normal"/>
    </style:style>
    <style:style style:name="P8" style:family="paragraph" style:parent-style-name="Standard">
      <style:text-properties fo:font-weight="bold" officeooo:rsid="0009b8a9" officeooo:paragraph-rsid="0009b8a9" style:font-weight-asian="bold" style:font-weight-complex="bold"/>
    </style:style>
    <style:style style:name="P9" style:family="paragraph" style:parent-style-name="Standard">
      <style:text-properties fo:font-weight="bold" officeooo:rsid="000f18a4" officeooo:paragraph-rsid="000f18a4" style:font-weight-asian="bold" style:font-weight-complex="bold"/>
    </style:style>
    <style:style style:name="P10" style:family="paragraph" style:parent-style-name="Standard">
      <style:text-properties officeooo:rsid="000f18a4" officeooo:paragraph-rsid="000f18a4"/>
    </style:style>
    <style:style style:name="P11" style:family="paragraph" style:parent-style-name="Standard">
      <style:text-properties officeooo:rsid="0010ae27" officeooo:paragraph-rsid="0010ae27"/>
    </style:style>
    <style:style style:name="P12" style:family="paragraph" style:parent-style-name="Standard">
      <style:text-properties officeooo:rsid="001234ba" officeooo:paragraph-rsid="001234ba"/>
    </style:style>
    <style:style style:name="P13" style:family="paragraph" style:parent-style-name="Standard">
      <style:text-properties officeooo:paragraph-rsid="001234ba"/>
    </style:style>
    <style:style style:name="P14" style:family="paragraph" style:parent-style-name="Standard">
      <style:text-properties officeooo:paragraph-rsid="000a868d"/>
    </style:style>
    <style:style style:name="P15" style:family="paragraph" style:parent-style-name="Standard">
      <style:text-properties fo:font-weight="normal" officeooo:rsid="000a868d" officeooo:paragraph-rsid="000a868d" style:font-weight-asian="normal" style:font-weight-complex="normal"/>
    </style:style>
    <style:style style:name="P16" style:family="paragraph" style:parent-style-name="Standard">
      <style:text-properties fo:font-weight="normal" officeooo:rsid="000bf1b8" officeooo:paragraph-rsid="000bf1b8" style:font-weight-asian="normal" style:font-weight-complex="normal"/>
    </style:style>
    <style:style style:name="P17" style:family="paragraph" style:parent-style-name="Standard">
      <style:text-properties officeooo:paragraph-rsid="000bf1b8"/>
    </style:style>
    <style:style style:name="T1" style:family="text">
      <style:text-properties officeooo:rsid="000c4e93"/>
    </style:style>
    <style:style style:name="T2" style:family="text">
      <style:text-properties officeooo:rsid="0014a3ce"/>
    </style:style>
    <style:style style:name="T3" style:family="text">
      <style:text-properties officeooo:rsid="001549f0"/>
    </style:style>
    <style:style style:name="T4" style:family="text">
      <style:text-properties officeooo:rsid="00175890"/>
    </style:style>
    <style:style style:name="T5" style:family="text">
      <style:text-properties officeooo:rsid="001772e7"/>
    </style:style>
    <style:style style:name="T6" style:family="text">
      <style:text-properties officeooo:rsid="0018b0af"/>
    </style:style>
    <style:style style:name="T7" style:family="text">
      <style:text-properties fo:font-weight="normal" officeooo:rsid="000a868d" style:font-weight-asian="normal" style:font-weight-complex="normal"/>
    </style:style>
    <style:style style:name="T8" style:family="text">
      <style:text-properties fo:font-weight="normal" officeooo:rsid="0018b0af" style:font-weight-asian="normal" style:font-weight-complex="normal"/>
    </style:style>
    <style:style style:name="T9" style:family="text">
      <style:text-properties officeooo:rsid="001a39d1"/>
    </style:style>
    <style:style style:name="T10" style:family="text">
      <style:text-properties fo:font-weight="bold" officeooo:rsid="000bf1b8" style:font-weight-asian="bold" style:font-weight-complex="bold"/>
    </style:style>
    <style:style style:name="T11" style:family="text">
      <style:text-properties fo:font-weight="bold" officeooo:rsid="001a39d1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23-10 a 25-10 (el dia del parche)</text:p>
      <text:p text:style-name="Standard">Negative= 0.023</text:p>
      <text:p text:style-name="Standard">Neutral= 0.847</text:p>
      <text:p text:style-name="Standard">Positive= 0.13</text:p>
      <text:p text:style-name="Standard">Result= Positive</text:p>
      <text:p text:style-name="Standard"/>
      <text:p text:style-name="Standard">Negative= 0.05169354838709678</text:p>
      <text:p text:style-name="Standard">Neutral= 0.8554758064516129</text:p>
      <text:p text:style-name="Standard">Positive= 0.0928266129032258</text:p>
      <text:p text:style-name="P11">Result= Positive</text:p>
      <text:p text:style-name="Standard"/>
      <text:p text:style-name="P3">26-10 a 28-10 <text:span text:style-name="T1">(people mad)</text:span></text:p>
      <text:p text:style-name="P13">Negative= 0.0816953642384106</text:p>
      <text:p text:style-name="Standard">Neutral= 0.8822384105960265 </text:p>
      <text:p text:style-name="P13">Positive= <text:s/>0.03606622516556292</text:p>
      <text:p text:style-name="Standard">Result= <text:span text:style-name="T1">Negative</text:span></text:p>
      <text:p text:style-name="Standard"/>
      <text:p text:style-name="P9">Most Recent</text:p>
      <text:p text:style-name="Standard">Negative= 0.04356</text:p>
      <text:p text:style-name="Standard">Neutral= 0.871172</text:p>
      <text:p text:style-name="Standard">Positive= 0.085272</text:p>
      <text:p text:style-name="P10">Result= Positive</text:p>
      <text:p text:style-name="P10"/>
      <text:p text:style-name="P10">Negative= 0.043672</text:p>
      <text:p text:style-name="P10">Neutral= 0.868688</text:p>
      <text:p text:style-name="P10">Positive= 0.087644</text:p>
      <text:p text:style-name="P12">Result= Positive</text:p>
      <text:p text:style-name="Standard"/>
      <text:p text:style-name="P2">@bexsayswords <text:span text:style-name="T4">#pathofexile</text:span></text:p>
      <text:p text:style-name="P6">Negative= 0.053292</text:p>
      <text:p text:style-name="P6">Neutral= 0.804196</text:p>
      <text:p text:style-name="P6">Positive= 0.142492</text:p>
      <text:p text:style-name="P6">Result= <text:span text:style-name="T3">Really </text:span>Positive</text:p>
      <text:p text:style-name="P6"/>
      <text:p text:style-name="P1">#pathofexile OR #poe @zizaran OR @Steelmage2 OR @MathilExists -is:retweet lang:en</text:p>
      <text:p text:style-name="P14"><text:span text:style-name="T7">Negative= 0.0</text:span><text:span text:style-name="T8">5</text:span><text:span text:style-name="T7">9244</text:span></text:p>
      <text:p text:style-name="P14"><text:span text:style-name="T7">Neutral= 0.8</text:span><text:span text:style-name="T8">7</text:span><text:span text:style-name="T7">2132</text:span></text:p>
      <text:p text:style-name="P6">Positive= 0.068624</text:p>
      <text:p text:style-name="P6">Result= Positive <text:span text:style-name="T5">(almost negative)</text:span></text:p>
      <text:p text:style-name="Standard"/>
      <text:p text:style-name="P4">@pathofexile</text:p>
      <text:p text:style-name="Standard">Negative= 0.072752</text:p>
      <text:p text:style-name="Standard">Neutral= 0.78738</text:p>
      <text:p text:style-name="Standard">Positive= 0.139864</text:p>
      <text:p text:style-name="Standard">Result= <text:span text:style-name="T2">Really </text:span>Positive</text:p>
      <text:p text:style-name="Standard"/>
      <text:p text:style-name="P5">most recent – quinrex dies – day of console launch</text:p>
      <text:p text:style-name="P7">Negative= 0.035426470588235295</text:p>
      <text:p text:style-name="P7">Neutral= 0.8675</text:p>
      <text:p text:style-name="P7">Positive= 0.09707352941176471</text:p>
      <text:p text:style-name="P7">Result= Positive</text:p>
      <text:p text:style-name="P7"/>
      <text:p text:style-name="P17"><text:soft-page-break/><text:span text:style-name="T10">27-10 al 28-10 – </text:span><text:span text:style-name="T11">day after second patch</text:span><text:span text:style-name="T10"> – pokimane mentioned by company</text:span></text:p>
      <text:p text:style-name="P7">Negative= 0.048459627329192546</text:p>
      <text:p text:style-name="P7">Neutral= 0.8650683229813665</text:p>
      <text:p text:style-name="P7">Positive= 0.086472049689441</text:p>
      <text:p text:style-name="P7">Result= Positive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9T21:46:18.621747325</meta:creation-date>
    <dc:date>2021-10-30T15:48:22.148862583</dc:date>
    <meta:editing-duration>PT3H34M23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2" meta:paragraph-count="48" meta:word-count="130" meta:character-count="1136" meta:non-whitespace-character-count="1048"/>
  </office:meta>
</office:document-meta>
</file>